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1" svg:font-family="Georgia, Cambria, 'Times New Roman', Times, serif"/>
    <style:font-face style:name="apple-system" svg:font-family="apple-system, system-ui, BlinkMacSystemFont, 'Segoe UI', Roboto, Oxygen-Sans, Ubuntu, Cantarell, 'Helvetica Neue', sans-serif"/>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text-properties fo:font-variant="normal" fo:text-transform="none" fo:color="#282829" style:font-name="Georgia" fo:font-size="10.5pt" fo:letter-spacing="normal" fo:font-style="normal" fo:font-weight="normal" style:font-size-asian="10.5pt" style:font-size-complex="10.5pt"/>
    </style:style>
    <style:style style:name="P4" style:family="paragraph" style:parent-style-name="Standard">
      <style:text-properties style:font-name="Georgia" fo:font-size="10.5pt" style:font-size-asian="10.5pt" style:font-size-complex="10.5pt"/>
    </style:style>
    <style:style style:name="P5" style:family="paragraph" style:parent-style-name="Title" style:master-page-name="Standard">
      <style:paragraph-properties style:page-number="auto"/>
      <style:text-properties style:font-name="Georgia" fo:font-size="14pt" fo:font-weight="bold" style:font-size-asian="14pt" style:font-weight-asian="bold" style:font-size-complex="14pt" style:font-weight-complex="bold"/>
    </style:style>
    <style:style style:name="P6"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282829" fo:letter-spacing="normal" fo:font-style="normal" fo:font-weight="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umbled or Humiliated</text:p>
      <text:p text:style-name="P2"/>
      <text:p text:style-name="P1"><text:span text:style-name="T1">Read:</text:span> James 4:6-10, I Peter 5:5-7</text:p>
      <text:p text:style-name="P1"><text:s/></text:p>
      <text:p text:style-name="P1"><text:span text:style-name="T1">Text:</text:span> James 4:10 "Humble yourselves in the sight of the Lord, and he shall lift you up."</text:p>
      <text:p text:style-name="P1"/>
      <text:p text:style-name="P1"><text:span text:style-name="T1">Introduction:</text:span> Once I was listening to a Christian brother talk about himself in pretty glowing terms. <text:s/>I gently asked him: “Have you thought about humility?” <text:s/>You would have thought that I called him a bunch of bad names. <text:s/>He got pretty mad and immediately put me down. He told me that people who questioned him like that were not as spiritual as he was. <text:s/>Later, in the same week, I heard a sermon that addressed the subject of humility; the next preacher that followed him talked about arrogance and I realized that God was probably talking to me about humility or He wanted me to talk to you about it. <text:s/>Well, maybe it was <text:s/>both. <text:s/>I have been looking inside of my motives and am seeing that I need to practice the humility that I preach. <text:s/>Maybe you do to.</text:p>
      <text:p text:style-name="P1"><text:s text:c="2"/>When I look at those who walked away from or failed to follow God in the Bible I can always find pride, arrogance, and a critical need for humility. <text:s/>I read somewhere that <text:span text:style-name="T2">Humility is “not thinking less of yourself but thinking of yourself less.”</text:span></text:p>
      <text:p text:style-name="P1"/>
      <text:p text:style-name="P1"><text:span text:style-name="T1">I. Goliath:</text:span> do you remember his anger when David came out against him? <text:s/>He roared: "...Am I a dog, that thou comest to me with staves?..." Goliath was humiliated that the Israelites would send a kid to fight him. He indicates that David is fighting him with a kids toy; a wooden sword or stave. <text:s/>He thought that he couldn’t be beaten and had boasted day after day while challenging anyone in Israel to fight him. <text:s/>He did not become humble and therefore he was humiliated.</text:p>
      <text:p text:style-name="P1"/>
      <text:p text:style-name="P1"><text:span text:style-name="T1">II. Belshazzar:</text:span> this grandson of Nebuchadnezzar was surrounded by the armies of Persia. <text:s/>He was so arrogant that instead of shoring up his defenses he was partying. <text:s/>As the Persian army was busy diverting the river that ran under the walls of the city he was praising gods that could not hear him and getting drunk from vessels that were dedicated to the living God. <text:s/>He saw the fingers of a man’s hand, writing on a wall and became so scared that his knees were knocking together. <text:s/>As Daniel announced God’s judgment on him he <text:s/>indicates that he believes what Daniel had said but yet he did nothing to humble himself and/or change his behavior. <text:s/>He went to his death with his nose in the air. <text:span text:style-name="T3">He was humiliated but not humble.</text:span></text:p>
      <text:p text:style-name="P1"><text:span text:style-name="T3"/></text:p>
      <text:p text:style-name="P1"><text:span text:style-name="T3"/></text:p>
      <text:p text:style-name="P1"><text:span text:style-name="T1">III. Samson:</text:span> This man was dedicated to God from birth. <text:s/>Instead of seeing his gifts as coming from God he became proud and arrogant. <text:s/>He failed to live up to the things required of a Nazarite. <text:s/>He was defiant and although God used this characteristic against the Philistines it became his undoing in the end. <text:s/>He loved his sin more than he loved God. <text:s/>He ultimately lost everything: his hair, his eyes, his home, his freedom. <text:s/>While he was grinding in the mill of the Philistines he, no doubt, was angry about being humiliated but in time he became humble. <text:s/>While the Philistines mocked him he prayed to God from a humble heart: “Let me die with the Philistines.” <text:s/>He went from humiliation to humility.</text:p>
      <text:p text:style-name="P1"/>
      <text:p text:style-name="P1"><text:span text:style-name="T1">IV. Ahab:</text:span> the scriptures said “Ahab the son of Omri did evil in the sight of the LORD above all that were before him.” <text:s/>He was a 100% totally evil man that God pronounced divine judgment on; something happened when he heard of God’s judgment. <text:s/>In I Kings 21 “…when Ahab heard those words of judgment, that he rent his clothes, and put sackcloth upon his flesh, and fasted, and went softly.” <text:s/>God responds with this: “…because he humbleth himself before me, I will not bring the evil in his days…” <text:s/>Humbling yourself prevents humiliating yourself.</text:p>
      <text:p text:style-name="P1"/>
      <text:p text:style-name="P1"><text:span text:style-name="T1">V. Josiah:</text:span> was king at 8 and began to follow God at 16 years of age. <text:s/>At age 26 the law of God was found in the temple and read to Josiah. <text:s/>When he heard about God’s law and how far they had been from it he rent his clothes (an outward sign of humility) and sent to the prophetess; Hulda, to ask about God’s judgement. <text:s/>Her response is that God will, keep His Word, and bring judgement but then she adds: “Because <text:span text:style-name="T4">thine heart was tender</text:span>, and <text:span text:style-name="T4">thou hast humbled thyself</text:span> before the LORD, when thou heardest what I spake against this place, and against the inhabitants thereof, that they should become a desolation and a curse, and hast rent thy clothes, and wept before me; I also have heard thee, saith the LORD.” <text:s/>God delayed His judgment until after Josiah was dead.</text:p>
      <text:p text:style-name="P1"/>
      <text:p text:style-name="P1"><text:span text:style-name="T1">Conclude:</text:span> Humility is not something that we pray for it is something that we must do. <text:s/>The scripture tells us in two places that we are to humble ourselves. <text:s/>Others may humiliate us but we must choose to humble ourselves. <text:s/><text:span text:style-name="T6">Humility is a choice</text:span>. <text:s/>It is not a gift from, God nor is it something that comes automatically after a humiliating event. <text:s/>It is a choice that you and I can make or not make.</text:p>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1" svg:font-family="Georgia, Cambria, 'Times New Roman', Times, serif"/>
    <style:font-face style:name="apple-system" svg:font-family="apple-system, system-ui, BlinkMacSystemFont, 'Segoe UI', Roboto, Oxygen-Sans, Ubuntu, Cantarell, 'Helvetica Neue', sans-serif"/>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umbled or Humiliated</dc:title>
    <meta:initial-creator>Joel Tice</meta:initial-creator>
    <meta:creation-date>2009-01-17T19:25:00</meta:creation-date>
    <dc:creator>j </dc:creator>
    <dc:date>2021-07-11T06:45:53.40</dc:date>
    <meta:editing-cycles>9</meta:editing-cycles>
    <meta:editing-duration>P1DT18H40M54S</meta:editing-duration>
    <meta:generator>OpenOffice/4.1.3$Win32 OpenOffice.org_project/413m1$Build-9783</meta:generator>
    <meta:document-statistic meta:table-count="0" meta:image-count="0" meta:object-count="0" meta:page-count="1" meta:paragraph-count="12" meta:word-count="869" meta:character-count="4756"/>
  </office:meta>
</office:document-meta>
</file>